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eface</text:p>
      <text:p text:style-name="Standard"><text:tab/>This document describes installation of different parts of Plantlore system. For more information about Plantlore see Plantlore User manual or visit <text:a xlink:type="simple" xlink:href="http://plantlore.berlios.de/">http://plantlore.berlios.de</text:a></text:p>
      <text:p text:style-name="Standard"><text:tab/>Some parts of this document concern only selected operating system environment. These sections are marked with appropriate OS name.</text:p>
      <text:p text:style-name="Standard"><text:tab/>Sections marked „Advanced“ are intended for advanced users such as system and database administrators.</text:p>
      <text:p text:style-name="Standard"/>
      <text:p text:style-name="Standard">Requirements</text:p>
      <text:p text:style-name="Standard">Since Plantlore is written in Java programming language it should be possible to run it on any system with Java Virtual Machine (given the hardware requirements are satisfied). This is not completely possible since it uses a PostgreSQL database management system as a data storage and therefore is restricted to systems running PostgreSQL version 8.1 or higher (see PostgreSQL documentation for the list of such systems)</text:p>
      <text:p text:style-name="Standard">Plantlore was successfully tested on Windows platform (Windows 2000 or higher), Linux and Mac OS X 10.4</text:p>
      <text:p text:style-name="Standard">Recommended hardware requirements for PC platform are: </text:p>
      <text:list text:style-name="L1">
        <text:list-item>
          <text:p text:style-name="P1">1GHz processor</text:p>
        </text:list-item>
        <text:list-item>
          <text:p text:style-name="P1">256 MB RAM</text:p>
        </text:list-item>
        <text:list-item>
          <text:p text:style-name="P1">100 MB of disk space (including PostgreSQL database system)</text:p>
        </text:list-item>
      </text:list>
      <text:p text:style-name="Standard">Neccessary software requirements:</text:p>
      <text:list text:style-name="L2">
        <text:list-item>
          <text:p text:style-name="P2">Java Runtime Environment ver. 1.5.0 or higher. On windows platform installer will detect suitable JRE and if it is not found it will ask you to download and install it.</text:p>
          <text:p text:style-name="P2"/>
        </text:list-item>
      </text:list>
      <text:p text:style-name="Standard">Installation of Plantlore Client and Server</text:p>
      <text:p text:style-name="Standard"/>
      <text:p text:style-name="Standard"><text:tab/>Installation is done using an installation file that can be obtained from the project homepage. On windows platform, installer is an executable file you can run by doubleclick. On Linux and Mac OS X you have to execute plantlore-installer.jar file either by doubleclick or by executing the following command on the command prompt: „java -jar plantlore-installer.jar“</text:p>
      <text:p text:style-name="Standard"><text:tab/>Automated installer will guide you through the whole installation of Plantlore Client and Plantlore Server. These are the steps you will go through during the installation:</text:p>
      <text:list text:style-name="L3">
        <text:list-item>
          <text:p text:style-name="P3">Select the language to use during the installation (either english or czech).</text:p>
        </text:list-item>
        <text:list-item>
          <text:p text:style-name="P3">View basic Plantlore description and accept GNU General Public Licence.</text:p>
        </text:list-item>
        <text:list-item>
          <text:p text:style-name="P3">Select installation directory. If the directory does not exist, it will be created for you.</text:p>
        </text:list-item>
        <text:list-item>
          <text:p text:style-name="P3">Choose which components you would like to install. Installer shows description for each of the components.</text:p>
        </text:list-item>
        <text:list-item>
          <text:p text:style-name="P3">WINDOWS: In case you are running Windows OS and have chosen to install PostgreSQL database system, you will be asked for the details required for <text:s/>PostgreSQL isntallation. See section „Installing PostgreSQL“ below.</text:p>
        </text:list-item>
        <text:list-item>
          <text:p text:style-name="P3">In this step all the components will be copied to the installation directory</text:p>
        </text:list-item>
        <text:list-item>
          <text:p text:style-name="P3">WINDOWS: Installer will offer you to create shortcuts in the Start menu and on the desktop. This feature is only available on Windows platform.</text:p>
        </text:list-item>
        <text:list-item>
          <text:p text:style-name="P3">Installation is finished successfuly, if you wish you can create automatic installation script (recommended for Advanced users only)</text:p>
        </text:list-item>
      </text:list>
      <text:p text:style-name="Standard"/>
      <text:p text:style-name="Standard">After the installation is finished</text:p>
      <text:p text:style-name="Standard"><text:tab/>Once you successfuly finish installing plantlore (and optionally PostgreSQL database system) you can start Plantlore Client and Plantlore Server (using Start menu shortcuts or executing files from the installation directory manually). In case you want to work on your local machine and you hav PostgerSQL database system installed, you are expected to create new database using Plantlore Client. Further information on how to do this can be found in Plantlore interactive help or Plantlore User manual.</text:p>
      <text:p text:style-name="Standard"/>
      <text:p text:style-name="Standard">Installation of PostgreSQL database system</text:p>
      <text:p text:style-name="Standard"><text:tab/>In case you want to use Plantlore on your local workstation you will have to install a database system. Currently only PostgreSQL is fully supported. If you will only connect to remote Plantlore servers you don't need to install PostgreSQL system.</text:p>
      <text:p text:style-name="Standard"/>
      <text:p text:style-name="Standard">Windows platform</text:p>
      <text:p text:style-name="Standard"><text:tab/>On windows platform, PostgreSQL installation is a part of the automated installer. If you choose to install PostgreSQL package, installer will automatically install and confihure PostgreSQL on your system although some additional information will be required. Installer will ask you for these during the installation. You are expected to provide this information:</text:p>
      <text:list text:style-name="L4">
        <text:list-item>
          <text:p text:style-name="P4">Username and password for new OS user – PostgreSQL runs under a special unpriviliged operating system user account to ensure maximum system security. Installer will create this account for you but you have to provide valid login and password to be used. Make sure that the username is unique in your system, otherwise PostgreSQL installation will not be successfull.</text:p>
        </text:list-item>
        <text:list-item>
          <text:p text:style-name="P4">Username and password of the new database user – After PostgreSQL and Plantlore are installed, you will use this username and password to create your first Plantlore database. Make sure that the username contains only alphanumeric characters (A-Z, a-z, 0-9). Otherwise the PostgreSQL installation will fail.</text:p>
        </text:list-item>
        <text:list-item>
          <text:p text:style-name="P4">Port number – Number of the port where the PostgreSQL service will listen for connections. Default port number is preset for you. If you do not know what this means, leave the default value. PostgreSQL is by default set not to accept remote connections (which is OK to run Plantlore) therefore you will not compromise your system security by installing it.</text:p>
        </text:list-item>
        <text:list-item>
          <text:p text:style-name="P4">Create shortcuts for PostgreSQL – Installer can create Start menu shortcuts for PostgreSQL user and administration tools automatically. This option is recommended for advanced users.</text:p>
        </text:list-item>
        <text:list-item>
          <text:p text:style-name="P4">Location where PostgreSQL will be installed – This is a directory where PostgreSQL system will reside. Make sure you have enough space on the target filesystem. IMPORTANT NOTE: The target drive for PostgreSQL installation must use NTFS filesystem in order for PostgreSQL to work properly.</text:p>
        </text:list-item>
      </text:list>
      <text:p text:style-name="Standard"/>
      <text:p text:style-name="Standard">Linux and Mac OS X [ADVANCED]</text:p>
      <text:p text:style-name="Standard"><text:tab/>On these operating systems PostgreSQL installation is not automatic. You will have to install PostgreSQL by yourself. See <text:a xlink:type="simple" xlink:href="http://www.postgresql.org/">www.postgresql.org</text:a> where you can download up to date version of PostgreSQL and read the installation instructions for your platform.</text:p>
      <text:p text:style-name="Standard"><text:tab/>During installation you will have to create your first database user. Remember the login and password for this user since you will need it to create your first Plantlore database using Plantlore client. For further information on how to create new database see Plantlore user manual.</text:p>
      <text:p text:style-name="Standard"/>
      <text:p text:style-name="Standard"/>
      <text:p text:style-name="Standard"/>
      <text:p text:style-name="Standard">Building Plantlore from sources [ADVANCED]</text:p>
      <text:p text:style-name="Standard"/>
      <text:p text:style-name="Standard"><text:tab/>Plantlore is an open source project released under GNU General public licence and therefore you have the rights and responsibilities granted by this licence agreement. Source files are distributed as a part of the installation program but if you are interested in Plantlore developement we encourage you to get the most up to date version of sources from the SVN repository hosted at <text:a xlink:type="simple" xlink:href="http://developer.berlios.de/">http://developer.berlios.de</text:a></text:p>
      <text:p text:style-name="Standard"><text:tab/>You can checkout your working copy by executing the following command: </text:p>
      <text:p text:style-name="Standard"/>
      <text:p text:style-name="Standard"><text:tab/>$&gt; svn checkout svn://svn.berlios.de/plantlore/trunk/</text:p>
      <text:p text:style-name="Standard"/>
      <text:p text:style-name="Standard">In case you would like SVN access write permissions contact any of the developers listed at the project homepage.</text:p>
      <text:p text:style-name="Standard"/>
      <text:p text:style-name="Standard"><text:tab/>After you check out the latest sources from the repository you can build Plantlore by the following commands (assuming you have Apache Ant ver. 1.6 or higher) from the sources directory:</text:p>
      <text:p text:style-name="Standard"/>
      <text:p text:style-name="Standard"><text:tab/>$&gt; ant build</text:p>
      <text:p text:style-name="Standard"/>
      <text:p text:style-name="Standard">This command will build both Plantlore Client and Plantlore Server into the ./dist directory. If you'd like to see what other ant targets are available, run the following command:</text:p>
      <text:p text:style-name="Standard"><text:tab/></text:p>
      <text:p text:style-name="Standard"><text:tab/>&amp;&gt; ant -projecthelp</text:p>
      <text:p text:style-name="Standard"/>
      <text:p text:style-name="Standard">Installation of BioCASE provider software</text:p>
      <text:p text:style-name="Standard"/>
      <text:p text:style-name="Standard">[todo ins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9-07T01:59:03</meta:creation-date>
    <dc:creator>Tomáš Kovařík</dc:creator>
    <dc:date>2006-09-07T07:16:02</dc:date>
    <dc:language>sk-SK</dc:language>
    <meta:editing-cycles>5</meta:editing-cycles>
    <meta:editing-duration>PT5H16M59S</meta:editing-duration>
    <meta:user-defined meta:name="Info 1"/>
    <meta:user-defined meta:name="Info 2"/>
    <meta:user-defined meta:name="Info 3"/>
    <meta:user-defined meta:name="Info 4"/>
    <meta:document-statistic meta:table-count="0" meta:image-count="0" meta:object-count="0" meta:page-count="3" meta:paragraph-count="50" meta:word-count="1106" meta:character-count="7207"/>
  </office:meta>
</office:document-meta>
</file>